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2847in" fo:margin-left="0.1313in" table:align="left" style:writing-mode="lr-tb"/>
    </style:style>
    <style:style style:name="Table2.A" style:family="table-column">
      <style:table-column-properties style:column-width="1.0215in"/>
    </style:style>
    <style:style style:name="Table2.B" style:family="table-column">
      <style:table-column-properties style:column-width="2.5882in"/>
    </style:style>
    <style:style style:name="Table2.C" style:family="table-column">
      <style:table-column-properties style:column-width="0.8618in"/>
    </style:style>
    <style:style style:name="Table2.D" style:family="table-column">
      <style:table-column-properties style:column-width="1.8132in"/>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Table3" style:family="table">
      <style:table-properties style:width="6.2847in" fo:margin-left="0.1313in" table:align="left" style:writing-mode="lr-tb"/>
    </style:style>
    <style:style style:name="Table3.A" style:family="table-column">
      <style:table-column-properties style:column-width="2.4743in"/>
    </style:style>
    <style:style style:name="Table3.B" style:family="table-column">
      <style:table-column-properties style:column-width="2.309in"/>
    </style:style>
    <style:style style:name="Table3.C" style:family="table-column">
      <style:table-column-properties style:column-width="0.6854in"/>
    </style:style>
    <style:style style:name="Table3.D" style:family="table-column">
      <style:table-column-properties style:column-width="0.816in"/>
    </style:style>
    <style:style style:name="Table3.1" style:family="table-row">
      <style:table-row-properties fo:keep-together="auto"/>
    </style:style>
    <style:style style:name="Table3.A1" style:family="table-cell">
      <style:table-cell-properties style:vertical-align="top" fo:padding="0.0382in" fo:border-left="0.5pt solid #000000" fo:border-right="none" fo:border-top="0.5pt solid #000000" fo:border-bottom="0.5pt solid #000000" style:writing-mode="lr-tb"/>
    </style:style>
    <style:style style:name="Table3.D1" style:family="table-cell">
      <style:table-cell-properties style:vertical-align="top" fo:padding="0.0382in" fo:border="0.5pt solid #000000" style:writing-mode="lr-tb"/>
    </style:style>
    <style:style style:name="Table3.A2" style:family="table-cell">
      <style:table-cell-properties style:vertical-align="top" fo:padding="0.0382in" fo:border-left="0.5pt solid #000000" fo:border-right="none" fo:border-top="none" fo:border-bottom="0.5pt solid #000000" style:writing-mode="lr-tb"/>
    </style:style>
    <style:style style:name="Table3.D2" style:family="table-cell">
      <style:table-cell-properties style:vertical-align="top" fo:padding="0.0382in" fo:border-left="0.5pt solid #000000" fo:border-right="0.5pt solid #000000" fo:border-top="none" fo:border-bottom="0.5pt solid #000000" style:writing-mode="lr-tb"/>
    </style:style>
    <style:style style:name="Table1" style:family="table">
      <style:table-properties style:width="3.375in" fo:margin-left="1.5in" table:align="left" style:writing-mode="lr-tb"/>
    </style:style>
    <style:style style:name="Table1.A" style:family="table-column">
      <style:table-column-properties style:column-width="0.9583in"/>
    </style:style>
    <style:style style:name="Table1.B" style:family="table-column">
      <style:table-column-properties style:column-width="1.209in"/>
    </style:style>
    <style:style style:name="Table1.C" style:family="table-column">
      <style:table-column-properties style:column-width="1.2076in"/>
    </style:style>
    <style:style style:name="Table1.1" style:family="table-row">
      <style:table-row-properties fo:keep-together="auto"/>
    </style:style>
    <style:style style:name="Table1.A1" style:family="table-cell">
      <style:table-cell-properties style:vertical-align="top" fo:padding-left="0.0486in" fo:padding-right="0.0486in" fo:padding-top="0.0382in" fo:padding-bottom="0.0382in" fo:border-left="0.5pt solid #000000" fo:border-right="none" fo:border-top="0.5pt solid #000000" fo:border-bottom="0.5pt solid #000000" style:writing-mode="lr-tb"/>
    </style:style>
    <style:style style:name="Table1.C1" style:family="table-cell">
      <style:table-cell-properties style:vertical-align="top" fo:padding-left="0.0486in" fo:padding-right="0.0486in" fo:padding-top="0.0382in" fo:padding-bottom="0.0382in" fo:border="0.5pt solid #000000" style:writing-mode="lr-tb"/>
    </style:style>
    <style:style style:name="Table1.A2" style:family="table-cell">
      <style:table-cell-properties style:vertical-align="top" fo:padding-left="0.0486in" fo:padding-right="0.0486in" fo:padding-top="0.0382in" fo:padding-bottom="0.0382in" fo:border-left="0.5pt solid #000000" fo:border-right="none" fo:border-top="none" fo:border-bottom="0.5pt solid #000000" style:writing-mode="lr-tb"/>
    </style:style>
    <style:style style:name="Table1.C2" style:family="table-cell">
      <style:table-cell-properties style:vertical-align="top" fo:padding-left="0.0486in" fo:padding-right="0.0486in" fo:padding-top="0.0382in" fo:padding-bottom="0.0382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fo:font-size="10pt" fo:language="en" fo:country="US" style:font-size-asian="10pt"/>
    </style:style>
    <style:style style:name="P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style:font-size-asian="10pt" style:font-style-asian="normal"/>
    </style:style>
    <style:style style:name="P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fo:font-weight="bold" style:font-size-asian="10pt" style:font-style-asian="normal" style:font-weight-asian="bold"/>
    </style:style>
    <style:style style:name="P4" style:family="paragraph" style:parent-style-name="Standard">
      <style:paragraph-properties fo:margin-left="0.6252in" fo:margin-right="0.6252in" fo:line-height="100%" fo:text-align="justify" style:justify-single-word="false" fo:text-indent="0in" style:auto-text-indent="false"/>
      <style:text-properties fo:font-size="10pt" fo:language="en" fo:country="GB" style:font-size-asian="10pt"/>
    </style:style>
    <style:style style:name="P5" style:family="paragraph" style:parent-style-name="Standard">
      <style:paragraph-properties fo:line-height="100%" fo:text-align="justify" style:justify-single-word="false"/>
      <style:text-properties fo:font-size="10pt" fo:language="en" fo:country="GB" style:font-size-asian="10pt"/>
    </style:style>
    <style:style style:name="P6" style:family="paragraph" style:parent-style-name="Standard">
      <style:paragraph-properties fo:line-height="100%" fo:text-align="justify" style:justify-single-word="false"/>
      <style:text-properties fo:font-size="10pt" fo:language="en" fo:country="GB" officeooo:paragraph-rsid="001ca11c" style:font-size-asian="10pt"/>
    </style:style>
    <style:style style:name="P7" style:family="paragraph" style:parent-style-name="Standard">
      <style:paragraph-properties fo:line-height="100%" fo:text-align="justify" style:justify-single-word="false"/>
      <style:text-properties fo:font-size="10pt" fo:language="en" fo:country="GB" officeooo:rsid="00261545" style:font-size-asian="10pt"/>
    </style:style>
    <style:style style:name="P8" style:family="paragraph" style:parent-style-name="Standard">
      <style:paragraph-properties>
        <style:tab-stops>
          <style:tab-stop style:position="3.5in" style:type="center"/>
          <style:tab-stop style:position="7in"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paragraph-properties fo:margin-left="0in" fo:margin-right="0in" fo:text-indent="0.5in" style:auto-text-indent="false"/>
    </style:style>
    <style:style style:name="P11"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fo:font-weight="bold" officeooo:paragraph-rsid="001badbd" style:font-style-asian="normal" style:font-weight-asian="bold"/>
    </style:style>
    <style:style style:name="P1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officeooo:rsid="001badbd" officeooo:paragraph-rsid="001badbd" style:font-style-asian="normal"/>
    </style:style>
    <style:style style:name="P1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officeooo:paragraph-rsid="001badbd" style:font-style-asian="normal"/>
    </style:style>
    <style:style style:name="P14"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style:font-style-asian="normal"/>
    </style:style>
    <style:style style:name="P15"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style:font-style-asian="normal"/>
    </style:style>
    <style:style style:name="P16"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fo:font-weight="bold" style:font-style-asian="normal" style:font-weight-asian="bold"/>
    </style:style>
    <style:style style:name="P17"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officeooo:rsid="001badbd" officeooo:paragraph-rsid="001badbd"/>
    </style:style>
    <style:style style:name="P18" style:family="paragraph" style:parent-style-name="Heading_20_0">
      <style:paragraph-properties fo:margin-left="0.6252in" fo:margin-right="0.6252in" fo:line-height="100%" fo:text-indent="0in" style:auto-text-indent="false"/>
      <style:text-properties officeooo:rsid="001badbd" officeooo:paragraph-rsid="001badbd"/>
    </style:style>
    <style:style style:name="P19" style:family="paragraph" style:parent-style-name="Heading_20_0">
      <style:paragraph-properties fo:line-height="100%"/>
      <style:text-properties officeooo:rsid="001badbd" officeooo:paragraph-rsid="001badbd"/>
    </style:style>
    <style:style style:name="P20"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n" fo:country="GB" style:font-size-complex="12pt"/>
    </style:style>
    <style:style style:name="P21" style:family="paragraph" style:parent-style-name="Paragraphs">
      <style:paragraph-properties fo:line-height="150%"/>
    </style:style>
    <style:style style:name="P22" style:family="paragraph" style:parent-style-name="Epígrafe">
      <style:paragraph-properties fo:margin-top="0.3055in" fo:margin-bottom="0.0693in" style:contextual-spacing="false" fo:line-height="100%" fo:text-align="center" style:justify-single-word="false"/>
      <style:text-properties officeooo:paragraph-rsid="001e9e43"/>
    </style:style>
    <style:style style:name="P23" style:family="paragraph" style:parent-style-name="Epígrafe">
      <style:paragraph-properties fo:margin-top="0.3055in" fo:margin-bottom="0.0693in" style:contextual-spacing="false" fo:line-height="100%" fo:text-align="center" style:justify-single-word="false"/>
      <style:text-properties officeooo:paragraph-rsid="003181d7"/>
    </style:style>
    <style:style style:name="P24" style:family="paragraph" style:parent-style-name="Epígrafe">
      <style:paragraph-properties fo:margin-top="0.3055in" fo:margin-bottom="0.0693in" style:contextual-spacing="false" fo:line-height="100%" fo:text-align="center" style:justify-single-word="false"/>
      <style:text-properties officeooo:paragraph-rsid="0035c65f"/>
    </style:style>
    <style:style style:name="P25" style:family="paragraph" style:parent-style-name="Standard">
      <style:paragraph-properties fo:margin-left="0.6252in" fo:margin-right="0.6252in" fo:line-height="100%" fo:text-align="justify" style:justify-single-word="false" fo:text-indent="0in" style:auto-text-indent="false"/>
    </style:style>
    <style:style style:name="P26" style:family="paragraph" style:parent-style-name="Standard">
      <style:paragraph-properties fo:line-height="100%" fo:text-align="justify" style:justify-single-word="false"/>
      <style:text-properties officeooo:paragraph-rsid="0037ab21"/>
    </style:style>
    <style:style style:name="P27" style:family="paragraph" style:parent-style-name="Standard">
      <style:paragraph-properties fo:line-height="100%" fo:text-align="justify" style:justify-single-word="false"/>
      <style:text-properties officeooo:paragraph-rsid="0040468f"/>
    </style:style>
    <style:style style:name="P28" style:family="paragraph" style:parent-style-name="Standard">
      <style:paragraph-properties fo:margin-top="0in" fo:margin-bottom="0.0827in" style:contextual-spacing="false" fo:line-height="100%" fo:text-align="justify" style:justify-single-word="false"/>
      <style:text-properties officeooo:rsid="0019db26"/>
    </style:style>
    <style:style style:name="P29" style:family="paragraph" style:parent-style-name="Standard">
      <style:paragraph-properties fo:line-height="100%" fo:text-align="center" style:justify-single-word="false"/>
      <style:text-properties fo:font-size="8pt" fo:font-weight="bold" officeooo:rsid="003181d7" officeooo:paragraph-rsid="003181d7" style:font-size-asian="8pt" style:font-weight-asian="bold" style:font-size-complex="8pt" style:font-weight-complex="bold"/>
    </style:style>
    <style:style style:name="P30" style:family="paragraph" style:parent-style-name="Standard">
      <style:paragraph-properties fo:line-height="100%" fo:text-align="center" style:justify-single-word="false"/>
      <style:text-properties fo:font-size="8pt" fo:font-weight="bold" officeooo:rsid="001e9e43" officeooo:paragraph-rsid="001e9e43" style:font-size-asian="8pt" style:font-weight-asian="bold" style:font-size-complex="8pt" style:font-weight-complex="bold"/>
    </style:style>
    <style:style style:name="P31" style:family="paragraph" style:parent-style-name="Standard">
      <style:paragraph-properties fo:line-height="100%" fo:text-align="center" style:justify-single-word="false"/>
      <style:text-properties fo:font-size="8pt" fo:font-weight="bold" officeooo:rsid="0022ba6a" officeooo:paragraph-rsid="0035c65f" style:font-size-asian="8pt" style:font-weight-asian="bold" style:font-size-complex="8pt" style:font-weight-complex="bold"/>
    </style:style>
    <style:style style:name="P32" style:family="paragraph" style:parent-style-name="Standard">
      <style:paragraph-properties fo:line-height="100%" fo:text-align="center" style:justify-single-word="false"/>
      <style:text-properties fo:font-size="8pt" fo:font-weight="bold" officeooo:rsid="00321fb0" officeooo:paragraph-rsid="00321fb0" style:font-size-asian="8pt" style:font-weight-asian="bold" style:font-size-complex="8pt" style:font-weight-complex="bold"/>
    </style:style>
    <style:style style:name="P33" style:family="paragraph" style:parent-style-name="Standard">
      <style:paragraph-properties fo:line-height="100%" fo:text-align="center" style:justify-single-word="false"/>
      <style:text-properties fo:font-size="8pt" fo:font-weight="bold" officeooo:rsid="0035c65f" officeooo:paragraph-rsid="0035c65f" style:font-size-asian="8pt" style:font-weight-asian="bold" style:font-size-complex="8pt" style:font-weight-complex="bold"/>
    </style:style>
    <style:style style:name="P34" style:family="paragraph" style:parent-style-name="Standard">
      <style:paragraph-properties fo:line-height="100%" fo:text-align="center" style:justify-single-word="false"/>
      <style:text-properties fo:font-size="8pt" officeooo:rsid="001e9e43" officeooo:paragraph-rsid="003181d7" style:font-size-asian="8pt" style:font-size-complex="8pt"/>
    </style:style>
    <style:style style:name="P35" style:family="paragraph" style:parent-style-name="Standard">
      <style:paragraph-properties fo:line-height="100%" fo:text-align="center" style:justify-single-word="false"/>
      <style:text-properties fo:font-size="8pt" officeooo:rsid="001e9e43" officeooo:paragraph-rsid="001e9e43" style:font-size-asian="8pt" style:font-size-complex="8pt"/>
    </style:style>
    <style:style style:name="P36" style:family="paragraph" style:parent-style-name="Standard">
      <style:paragraph-properties fo:line-height="100%" fo:text-align="center" style:justify-single-word="false"/>
      <style:text-properties fo:font-size="8pt" officeooo:paragraph-rsid="003181d7" style:font-size-asian="8pt" style:font-size-complex="8pt"/>
    </style:style>
    <style:style style:name="P37" style:family="paragraph" style:parent-style-name="Standard">
      <style:paragraph-properties fo:line-height="100%" fo:text-align="center" style:justify-single-word="false"/>
      <style:text-properties fo:font-size="8pt" officeooo:paragraph-rsid="001e9e43" style:font-size-asian="8pt" style:font-size-complex="8pt"/>
    </style:style>
    <style:style style:name="P38" style:family="paragraph" style:parent-style-name="Standard">
      <style:paragraph-properties fo:line-height="100%" fo:text-align="center" style:justify-single-word="false"/>
      <style:text-properties fo:font-size="8pt" officeooo:rsid="00321fb0" officeooo:paragraph-rsid="00321fb0" style:font-size-asian="8pt" style:font-size-complex="8pt"/>
    </style:style>
    <style:style style:name="P39" style:family="paragraph" style:parent-style-name="Standard">
      <style:paragraph-properties fo:line-height="100%" fo:text-align="center" style:justify-single-word="false"/>
      <style:text-properties fo:font-size="8pt" officeooo:rsid="00332fad" officeooo:paragraph-rsid="00332fad" style:font-size-asian="8pt" style:font-size-complex="8pt"/>
    </style:style>
    <style:style style:name="P40" style:family="paragraph" style:parent-style-name="Standard">
      <style:paragraph-properties fo:line-height="100%" fo:text-align="center" style:justify-single-word="false"/>
      <style:text-properties fo:font-size="8pt" officeooo:rsid="0037ab21" officeooo:paragraph-rsid="0037ab21" style:font-size-asian="8pt" style:font-size-complex="8pt"/>
    </style:style>
    <style:style style:name="P41" style:family="paragraph" style:parent-style-name="Table_20_Contents">
      <style:paragraph-properties fo:text-align="center" style:justify-single-word="false"/>
      <style:text-properties style:font-name="Liberation Serif" fo:font-size="8pt" fo:font-weight="bold" style:font-size-asian="8pt" style:font-size-complex="8pt"/>
    </style:style>
    <style:style style:name="P42" style:family="paragraph" style:parent-style-name="Table_20_Contents">
      <style:paragraph-properties fo:text-align="center" style:justify-single-word="false"/>
      <style:text-properties style:font-name="Liberation Serif" fo:font-size="8pt" style:font-size-asian="8pt" style:font-size-complex="8pt"/>
    </style:style>
    <style:style style:name="P43" style:family="paragraph" style:parent-style-name="Table_20_Contents">
      <style:paragraph-properties fo:text-align="center" style:justify-single-word="false"/>
      <style:text-properties style:font-name="Liberation Serif" fo:font-size="8pt" officeooo:paragraph-rsid="0038ff86" style:font-size-asian="8pt" style:font-size-complex="8pt"/>
    </style:style>
    <style:style style:name="P44" style:family="paragraph" style:parent-style-name="Table_20_Contents">
      <style:paragraph-properties fo:text-align="center" style:justify-single-word="false"/>
      <style:text-properties style:font-name="Liberation Serif" fo:font-size="8pt" fo:font-weight="normal" style:font-size-asian="8pt" style:font-weight-asian="normal" style:font-size-complex="8pt" style:font-weight-complex="normal"/>
    </style:style>
    <style:style style:name="P45" style:family="paragraph" style:parent-style-name="Table_20_Contents">
      <style:paragraph-properties fo:text-align="center" style:justify-single-word="false"/>
      <style:text-properties style:font-name="Liberation Serif" fo:font-size="8pt" fo:font-weight="normal" officeooo:rsid="0038ff86" officeooo:paragraph-rsid="0038ff86" style:font-size-asian="8pt" style:font-weight-asian="normal" style:font-size-complex="8pt" style:font-weight-complex="normal"/>
    </style:style>
    <style:style style:name="P46" style:family="paragraph" style:parent-style-name="Standard">
      <style:paragraph-properties fo:line-height="100%" fo:text-align="justify" style:justify-single-word="false"/>
      <style:text-properties style:font-name="Times" fo:font-size="10pt" fo:language="en" fo:country="US" officeooo:rsid="003c260a" officeooo:paragraph-rsid="0038ff86" style:font-size-asian="10pt" style:font-name-complex="CMR10" style:font-size-complex="10pt"/>
    </style:style>
    <style:style style:name="P47" style:family="paragraph" style:parent-style-name="Standard">
      <style:paragraph-properties fo:line-height="100%" fo:text-align="justify" style:justify-single-word="false"/>
      <style:text-properties officeooo:rsid="002f7924" officeooo:paragraph-rsid="002f7924"/>
    </style:style>
    <style:style style:name="P48" style:family="paragraph" style:parent-style-name="Standard">
      <style:paragraph-properties fo:line-height="100%" fo:text-align="justify" style:justify-single-word="false"/>
      <style:text-properties officeooo:rsid="0035c65f" officeooo:paragraph-rsid="0035c65f"/>
    </style:style>
    <style:style style:name="P49" style:family="paragraph" style:parent-style-name="TITLE" style:master-page-name="First_20_Page">
      <style:paragraph-properties fo:margin-top="0in" fo:margin-bottom="0in" style:contextual-spacing="false" fo:line-height="100%" fo:orphans="2" fo:widows="2" style:page-number="auto"/>
      <style:text-properties fo:font-size="16pt" style:font-size-asian="16pt"/>
    </style:style>
    <style:style style:name="P50"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style>
    <style:style style:name="P51"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font-weight-complex="bold"/>
    </style:style>
    <style:style style:name="P52" style:family="paragraph" style:parent-style-name="Heading_20_1">
      <style:paragraph-properties fo:margin-left="0in" fo:margin-right="0in" fo:line-height="100%" fo:text-align="justify" style:justify-single-word="false" fo:text-indent="0in" style:auto-text-indent="false">
        <style:tab-stops/>
      </style:paragraph-properties>
      <style:text-properties style:font-name="Times New Roman" fo:font-size="10pt" fo:language="en" fo:country="GB" fo:font-weight="bold" style:font-size-asian="10pt" style:font-weight-asian="bold"/>
    </style:style>
    <style:style style:name="P53" style:family="paragraph" style:parent-style-name="Heading_20_2">
      <style:paragraph-properties fo:margin-left="0.6252in" fo:margin-right="0.6252in" fo:line-height="100%" fo:text-align="justify" style:justify-single-word="false" fo:text-indent="0in" style:auto-text-indent="false"/>
      <style:text-properties officeooo:paragraph-rsid="001badbd"/>
    </style:style>
    <style:style style:name="P54" style:family="paragraph" style:parent-style-name="Heading_20_2">
      <style:paragraph-properties fo:margin-top="0in" fo:margin-bottom="0.0827in" style:contextual-spacing="false" fo:line-height="100%" fo:text-align="justify" style:justify-single-word="false" fo:orphans="2" fo:widows="2" style:writing-mode="lr-tb"/>
    </style:style>
    <style:style style:name="P55" style:family="paragraph" style:parent-style-name="Heading_20_2">
      <style:paragraph-properties fo:margin-top="0in" fo:margin-bottom="0.0827in" style:contextual-spacing="false" fo:line-height="100%" fo:text-align="justify" style:justify-single-word="false"/>
      <style:text-properties style:font-name="Times New Roman" fo:font-size="10pt" fo:language="en" fo:country="GB" style:font-size-asian="10pt"/>
    </style:style>
    <style:style style:name="P56" style:family="paragraph" style:parent-style-name="Heading_20_2">
      <style:paragraph-properties fo:margin-left="0in" fo:margin-right="0in" fo:margin-top="0in" fo:margin-bottom="0.0827in" style:contextual-spacing="false" fo:line-height="100%" fo:text-align="justify" style:justify-single-word="false" fo:text-indent="0in" style:auto-text-indent="false"/>
      <style:text-properties style:font-name="Times New Roman" fo:font-size="10pt" fo:language="en" fo:country="GB" style:font-size-asian="10pt"/>
    </style:style>
    <style:style style:name="P57" style:family="paragraph" style:parent-style-name="Standard" style:list-style-name="L1">
      <style:paragraph-properties fo:line-height="100%" fo:text-align="justify" style:justify-single-word="false"/>
      <style:text-properties fo:font-size="10pt" fo:language="en" fo:country="GB" officeooo:paragraph-rsid="001ca11c" style:font-size-asian="10pt"/>
    </style:style>
    <style:style style:name="P58" style:family="paragraph" style:parent-style-name="Standard" style:list-style-name="L2">
      <style:paragraph-properties fo:margin-top="0in" fo:margin-bottom="0.0827in" style:contextual-spacing="false" fo:line-height="100%" fo:text-align="justify" style:justify-single-word="false"/>
      <style:text-properties fo:font-size="10pt" fo:language="en" fo:country="GB" officeooo:rsid="0019db26" style:font-size-asian="10pt"/>
    </style:style>
    <style:style style:name="P59"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fo:font-style="normal" officeooo:rsid="00208b39" style:font-style-asian="normal" style:font-style-complex="normal"/>
    </style:style>
    <style:style style:name="P60"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style>
    <style:style style:name="P61"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officeooo:paragraph-rsid="0019db26"/>
    </style:style>
    <style:style style:name="P62" style:family="paragraph" style:parent-style-name="references" style:list-style-name="WW8Num1">
      <style:paragraph-properties fo:margin-left="0.2957in" fo:margin-right="0in" fo:line-height="100%" fo:orphans="2" fo:widows="2" fo:text-indent="0in" style:auto-text-indent="false">
        <style:tab-stops/>
      </style:paragraph-properties>
    </style:style>
    <style:style style:name="T1" style:family="text">
      <style:text-properties officeooo:rsid="0019db26"/>
    </style:style>
    <style:style style:name="T2" style:family="text">
      <style:text-properties fo:font-size="10pt" style:font-size-asian="10pt"/>
    </style:style>
    <style:style style:name="T3" style:family="text">
      <style:text-properties fo:font-size="10pt" officeooo:rsid="001e9e43" style:font-size-asian="10pt"/>
    </style:style>
    <style:style style:name="T4" style:family="text">
      <style:text-properties fo:font-size="10pt" officeooo:rsid="0035c65f" style:font-size-asian="10pt"/>
    </style:style>
    <style:style style:name="T5" style:family="text">
      <style:text-properties fo:font-size="10pt" fo:language="en" fo:country="GB" style:font-size-asian="10pt"/>
    </style:style>
    <style:style style:name="T6" style:family="text">
      <style:text-properties fo:font-size="10pt" fo:language="en" fo:country="GB" officeooo:rsid="001badbd" style:font-size-asian="10pt"/>
    </style:style>
    <style:style style:name="T7" style:family="text">
      <style:text-properties fo:font-size="10pt" fo:language="en" fo:country="GB" officeooo:rsid="001e7433" style:font-size-asian="10pt"/>
    </style:style>
    <style:style style:name="T8" style:family="text">
      <style:text-properties fo:font-size="10pt" fo:language="en" fo:country="GB" officeooo:rsid="001e9e43" style:font-size-asian="10pt"/>
    </style:style>
    <style:style style:name="T9" style:family="text">
      <style:text-properties fo:font-size="10pt" fo:language="en" fo:country="GB" officeooo:rsid="002b771b" style:font-size-asian="10pt"/>
    </style:style>
    <style:style style:name="T10" style:family="text">
      <style:text-properties fo:font-size="10pt" fo:language="en" fo:country="GB" officeooo:rsid="003097fe" style:font-size-asian="10pt"/>
    </style:style>
    <style:style style:name="T11" style:family="text">
      <style:text-properties fo:font-size="10pt" fo:language="en" fo:country="GB" officeooo:rsid="0035c65f" style:font-size-asian="10pt"/>
    </style:style>
    <style:style style:name="T12" style:family="text">
      <style:text-properties fo:font-size="10pt" fo:language="en" fo:country="GB" officeooo:rsid="0038ff86" style:font-size-asian="10pt"/>
    </style:style>
    <style:style style:name="T13" style:family="text">
      <style:text-properties fo:font-size="10pt" fo:language="en" fo:country="GB" officeooo:rsid="0040468f" style:font-size-asian="10pt"/>
    </style:style>
    <style:style style:name="T14" style:family="text">
      <style:text-properties fo:font-size="10pt" fo:language="en" fo:country="GB" fo:font-style="italic" style:font-size-asian="10pt" style:font-style-asian="italic" style:font-style-complex="italic"/>
    </style:style>
    <style:style style:name="T15" style:family="text">
      <style:text-properties fo:font-size="10pt" fo:language="en" fo:country="GB" fo:font-style="italic" officeooo:rsid="001e9e43" style:font-size-asian="10pt" style:font-style-asian="italic" style:font-style-complex="italic"/>
    </style:style>
    <style:style style:name="T16" style:family="text">
      <style:text-properties fo:font-size="10pt" fo:language="en" fo:country="GB" fo:font-style="italic" officeooo:rsid="0037ab21" style:font-size-asian="10pt" style:font-style-asian="italic" style:font-style-complex="italic"/>
    </style:style>
    <style:style style:name="T17" style:family="text">
      <style:text-properties style:font-name="Times New Roman" fo:font-size="10pt" fo:language="en" fo:country="GB" style:font-size-asian="10pt"/>
    </style:style>
    <style:style style:name="T18" style:family="text">
      <style:text-properties style:font-name="Times New Roman" fo:font-size="10pt" fo:language="en" fo:country="GB" officeooo:rsid="001badbd" style:font-size-asian="10pt"/>
    </style:style>
    <style:style style:name="T19" style:family="text">
      <style:text-properties style:font-name="Times New Roman" fo:font-size="10pt" fo:language="en" fo:country="GB" fo:font-weight="normal" style:font-size-asian="10pt" style:font-weight-asian="normal"/>
    </style:style>
    <style:style style:name="T20" style:family="text">
      <style:text-properties style:font-name="Times New Roman" fo:font-size="10pt" fo:language="en" fo:country="GB" fo:font-weight="normal" style:font-size-asian="10pt" style:font-weight-asian="normal" style:font-weight-complex="normal"/>
    </style:style>
    <style:style style:name="T21" style:family="text">
      <style:text-properties style:font-name="Times" fo:font-size="10pt" fo:language="en" fo:country="GB" officeooo:rsid="002b771b" style:font-size-asian="10pt" style:font-name-complex="CMR10" style:font-size-complex="10pt"/>
    </style:style>
    <style:style style:name="T22" style:family="text">
      <style:text-properties style:font-name="Times" fo:font-size="10pt" fo:language="en" fo:country="GB" officeooo:rsid="0040468f" style:font-size-asian="10pt" style:font-name-complex="CMR10" style:font-size-complex="10pt"/>
    </style:style>
    <style:style style:name="T23" style:family="text">
      <style:text-properties style:use-window-font-color="true" loext:opacity="0%" style:font-name="Times New Roman" fo:font-size="10pt" fo:language="en" fo:country="GB" fo:font-weight="bold" style:font-name-asian="Times New Roman" style:font-size-asian="10pt" style:font-weight-asian="bold" style:font-name-complex="Times New Roman" style:font-size-complex="12pt" style:language-complex="ar" style:country-complex="SA" style:font-weight-complex="bold"/>
    </style:style>
    <style:style style:name="T24" style:family="text">
      <style:text-properties fo:font-style="normal" style:font-style-asian="normal" style:font-style-complex="normal"/>
    </style:style>
    <style:style style:name="T25" style:family="text">
      <style:text-properties fo:font-style="normal" officeooo:rsid="00208b39" style:font-style-asian="normal" style:font-style-complex="normal"/>
    </style:style>
    <style:style style:name="T26" style:family="text">
      <style:text-properties officeooo:rsid="001badbd"/>
    </style:style>
    <style:style style:name="T27" style:family="text">
      <style:text-properties officeooo:rsid="001dad99"/>
    </style:style>
    <style:style style:name="T28" style:family="text">
      <style:text-properties officeooo:rsid="001e7433"/>
    </style:style>
    <style:style style:name="T29" style:family="text">
      <style:text-properties officeooo:rsid="001e9e43"/>
    </style:style>
    <style:style style:name="T30" style:family="text">
      <style:text-properties officeooo:rsid="002dbd16"/>
    </style:style>
    <style:style style:name="T31" style:family="text">
      <style:text-properties officeooo:rsid="0035c65f"/>
    </style:style>
    <style:style style:name="T32" style:family="text">
      <style:text-properties fo:language="en" fo:country="GB" officeooo:rsid="002b771b"/>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5861187"/>
      </text:sequence-decls>
      <text:p text:style-name="P49">Sistema de Preguntas y Respuestas sobre Legislación Paraguaya</text:p>
      <text:section text:style-name="Sect1" text:name="Sección1">
        <text:p text:style-name="P2"/>
        <text:p text:style-name="P3"/>
        <text:p text:style-name="P11">Oscar <text:span text:style-name="T27">N.</text:span> Ortiz-Torres</text:p>
        <text:p text:style-name="P12">Universidad Comunera del Paraguay, Programa de Postgrado</text:p>
        <text:p text:style-name="P14">Asunción, Paraguay</text:p>
        <text:p text:style-name="P20">oscarnortiz@gmail.com</text:p>
        <text:p text:style-name="P15"/>
        <text:p text:style-name="P13">y</text:p>
        <text:p text:style-name="P15"/>
        <text:p text:style-name="P16"><text:span text:style-name="T26">Guillermo</text:span> <text:span text:style-name="T26">A. Osorio-Marín</text:span></text:p>
        <text:p text:style-name="P12">Universidad Comunera del Paraguay, Programa de Postgrado</text:p>
        <text:p text:style-name="P13">San Lorenzo, Paraguay</text:p>
        <text:p text:style-name="P17">gaompy@gmail.com</text:p>
      </text:section>
      <text:section text:style-name="Sect1" text:name="Sección2">
        <text:p text:style-name="P21"/>
      </text:section>
      <text:section text:style-name="Sect2" text:name="Sección3">
        <text:p text:style-name="P18">Resumen</text:p>
        <text:p text:style-name="P25"><text:span text:style-name="T6">E</text:span><text:span text:style-name="T5">l acceso efectivo a la legislación </text:span><text:span text:style-name="T6">en Paraguay </text:span><text:span text:style-name="T5">se ve obstaculizado por el lenguaje técnico y complej</text:span><text:span text:style-name="T6">o</text:span><text:span text:style-name="T5"> de los textos legales, </text:span><text:span text:style-name="T6">limitando </text:span><text:span text:style-name="T5">su comprensión por parte de la ciudadanía sin formación </text:span><text:span text:style-name="T6">en materia </text:span><text:span text:style-name="T5">jurídica. Este artículo presenta el desarrollo de un sistema de preguntas y respuestas (QA) basado en inteligencia artificial, diseñado para facilitar la consulta de normativas paraguayas mediante el uso de lenguaje natural. El sistema busca ofrecer respuestas claras y accesibles a preguntas </text:span><text:span text:style-name="T6">en lenguaje natural</text:span><text:span text:style-name="T5"> sobre derechos, deberes y leyes vigentes, utilizando como fuente principal la Biblioteca y Archivo del Congreso Nacional (BACN).</text:span></text:p>
        <text:p text:style-name="P4"/>
        <text:h text:style-name="P53" text:outline-level="2"><text:span text:style-name="T18">Palabras clave</text:span><text:span text:style-name="T17">: </text:span><text:span text:style-name="T20">Acceso a la información,</text:span><text:span text:style-name="T19"> Sistema de preguntas y respuestas (QA), Derecho paraguayo, Inteligencia artificial ética, PLN, FAISS , BERT, RAG, Embeddings.</text:span></text:h>
        <text:p text:style-name="P5"/>
        <text:p text:style-name="P5"/>
        <text:h text:style-name="P50" text:outline-level="1">1 Planteamiento del problema</text:h>
        <text:p text:style-name="P6">En Paraguay, el acceso comprensible y rápido a las leyes sigue siendo limitado para la ciudadanía en general. Si bien los textos legales están disponibles en portales públicos como la Biblioteca y Archivo del Congreso Nacional (BACN), su estructura y lenguaje técnico dificultan la comprensión para personas sin formación jurídica.</text:p>
        <text:p text:style-name="P6">El objetivo de este proyecto es desarrollar un sistema de preguntas y respuestas (QA) que permita consultar normativas paraguayas de forma natural, utilizando lenguaje cotidiano. Esto facilitará el acceso a información sobre derechos, deberes y normativas clave, fomentando la educación cívica, el empoderamiento ciudadano y el uso ético de la inteligencia artificial.</text:p>
        <text:h text:style-name="P52" text:outline-level="1"/>
        <text:h text:style-name="P51" text:outline-level="1">2 Descripción del corpus</text:h>
        <text:p text:style-name="P6">Se utilizarán versiones oficiales y públicas de los siguientes textos legales, disponibles en formato digital desde el sitio de la BACN:</text:p>
        <text:list text:style-name="L1">
          <text:list-item>
            <text:p text:style-name="P57">Constitución Nacional</text:p>
          </text:list-item>
          <text:list-item>
            <text:p text:style-name="P57">Código Laboral (Ley N° 213/93)</text:p>
          </text:list-item>
          <text:list-item>
            <text:p text:style-name="P57">Código Civil (Ley N° 1183/85)</text:p>
          </text:list-item>
          <text:list-item>
            <text:p text:style-name="P57">Código Penal (Ley N° 1160/97)</text:p>
          </text:list-item>
          <text:list-item>
            <text:p text:style-name="P57">Código Electoral Paraguayo</text:p>
          </text:list-item>
          <text:list-item>
            <text:p text:style-name="P57">Ley de Tránsito (Ley N° 5016/14)</text:p>
          </text:list-item>
          <text:list-item>
            <text:p text:style-name="P57">Ley de Telecomunicaciones (Ley N° 642/95)</text:p>
          </text:list-item>
          <text:list-item>
            <text:p text:style-name="P57">Ley de la Niñez y Adolescencia (Ley N° 1680/01)</text:p>
          </text:list-item>
          <text:list-item>
            <text:p text:style-name="P57">Ley de Protección Integral a las Mujeres (Ley N° 5777/16)</text:p>
          </text:list-item>
          <text:list-item>
            <text:p text:style-name="P57">Derechos de las Personas con Discapacidad</text:p>
          </text:list-item>
          <text:list-item>
            <text:p text:style-name="P57">Ley de Protección de Datos Personales</text:p>
          </text:list-item>
          <text:list-item>
            <text:p text:style-name="P57"><text:soft-page-break/>Ley de Educación Superior (Ley N° 4995/13)</text:p>
          </text:list-item>
          <text:list-item>
            <text:p text:style-name="P57">Ley de Acceso a la Información Pública</text:p>
          </text:list-item>
          <text:list-item>
            <text:p text:style-name="P57">Ley de Defensa del Consumidor y del Usuario</text:p>
          </text:list-item>
          <text:list-item>
            <text:p text:style-name="P57">Ley de Protección del Patrimonio Cultural</text:p>
          </text:list-item>
          <text:list-item>
            <text:p text:style-name="P57">Ley de Migraciones (Ley N° 6984/22)</text:p>
          </text:list-item>
        </text:list>
        <text:p text:style-name="P5"/>
        <text:h text:style-name="P50" text:outline-level="1">3 Metodología</text:h>
        <text:h text:style-name="P54" text:outline-level="2"><text:span text:style-name="T17">3.</text:span><text:span text:style-name="T23">1 Preparación del corpus legal</text:span></text:h>
        <text:p text:style-name="P7">Se recopilarán y limpiarán versiones oficiales y públicas de normativas paraguayas disponibles en formato digital en el sitio de la Biblioteca y Archivo del Congreso Nacional (BACN). Los textos serán segmentados en unidades semánticas relevantes (leyes y artículos) para facilitar su indexación y recuperación. En principio, se elaborará manualmente un listado de las 16 leyes competentes a este trabajo, que estará asociado a la URL desde la cual se extraerán los artículos correspondientes.</text:p>
        <text:p text:style-name="P7">En este proceso, se desarrollará un extractor personalizado que utilizará expresiones regulares para identificar y extraer con precisión el contenido de cada artículo legal. Debido a que la estructura HTML de las páginas de las leyes no <text:span text:style-name="T30">es </text:span>uniforme en el sitio de la BACN, será necesario implementar un sistema flexible que identifique distintos contenedores de contenido (como div.entry-content, div.editor-content, entre otros) según el formato particular de cada ley. A medida que se identifiquen diferencias estructurales entre documentos —por ejemplo, variaciones en los encabezados de los artículos o en la forma de anidamiento del texto—, el extractor se irá adaptando iterativamente para manejar estas excepciones y normalizar la extracción.</text:p>
        <text:p text:style-name="P7">Los textos extraídos serán almacenados junto con metadatos como número de ley, número de artículo y título, en un archivo “.csv”, en formato de texto plano, preservando el contenido legal íntegro para su posterior indexación.</text:p>
        <text:p text:style-name="P5"/>
        <text:h text:style-name="P55" text:outline-level="2">3.<text:span text:style-name="T28">2</text:span> Representación semántica del corpus</text:h>
        <text:p text:style-name="P5">Se utilizarán modelos preentrenados de lenguaje en español, específicamente una variante ligera de BERT<text:span text:style-name="T29"> llamada “sentence-transformers/all-MiniLM-L6-v2”</text:span> para generar embeddings o representaciones vectoriales de cada unidad textual del corpus. Estos vectores capturan la semántica de los textos legales y permiten comparaciones eficientes entre preguntas y fragmentos normativos.</text:p>
        <text:p text:style-name="P5"/>
        <text:h text:style-name="P56" text:outline-level="2">3.3 Recuperación aumentada por generación (RAG)</text:h>
        <text:p text:style-name="P5">El sistema empleará la arquitectura RAG, que combina técnicas de recuperación de información y generación de texto. Ante una consulta en lenguaje natural, se realizará primero una búsqueda semántica mediante FAISS (Facebook AI Similarity Search), una herramienta de búsqueda rápida sobre vectores, para recuperar los fragmentos normativos más relevantes. Luego, se utilizará un modelo generativo (basado en transformers) para formular una respuesta comprensible a partir de los textos recuperados, manteniendo fidelidad al contenido legal original. </text:p>
        <text:p text:style-name="P5"/>
        <text:h text:style-name="P56" text:outline-level="2">3.4. Evaluación</text:h>
        <text:p text:style-name="P28"><text:span text:style-name="T7">En base a un sistema de </text:span><text:span text:style-name="T10">10</text:span><text:span text:style-name="T7"> preguntas predefinidas se evaluará e</text:span><text:span text:style-name="T5">l desempeño del sistema mediante una estrategia mixta:</text:span></text:p>
        <text:list text:style-name="L2">
          <text:list-item>
            <text:p text:style-name="P58">Precisión: porcentaje de respuestas en las que el fragmento legal recuperado coincide con la norma relevante esperada (verificación manual).</text:p>
          </text:list-item>
          <text:list-item>
            <text:p text:style-name="P58">Cobertura: proporción de preguntas respondidas correctamente dentro de un conjunto de pruebas representativas.</text:p>
          </text:list-item>
          <text:list-item>
            <text:p text:style-name="P58">Utilidad percibida: análisis cualitativo mediante encuestas a usuarios no expertos en derecho, para medir la claridad y utilidad de las respuestas generadas.</text:p>
          </text:list-item>
        </text:list>
        <text:h text:style-name="P50" text:outline-level="1">4 Evaluación de resultados</text:h>
        <text:p text:style-name="P27"><text:span text:style-name="T7">En </text:span><text:span text:style-name="T8">esta </text:span><text:span text:style-name="T7">sección se </text:span><text:span text:style-name="T8">exponen los resultados de la evaluación de </text:span><text:span text:style-name="T7">las métricas de rendimiento del sistema de preguntas y respuestas </text:span><text:span text:style-name="T8">sobre las preguntas enumeradas del 1 al </text:span><text:span text:style-name="T12">10</text:span><text:span text:style-name="T8">. </text:span><text:span text:style-name="T13">D</text:span><text:span text:style-name="T22">entro de la raiz del proyecto en GitHub [4] se pueden encontrar: 1) la prueba del sistema y l</text:span><text:span text:style-name="T9">os resultados arrojados </text:span><text:span text:style-name="T13">se encuentran en </text:span><text:span text:style-name="T9">el archivo “test.ipynb”, </text:span><text:span text:style-name="T13">2) e</text:span><text:span text:style-name="T21">l proceso de evaluación </text:span><text:span text:style-name="T22">utilizando a ChatGPT como abogado experto en el archivo “evaluacion.txt”.</text:span></text:p>
        <text:p text:style-name="P47"><text:span text:style-name="T9">E</text:span><text:span text:style-name="T5">n la </text:span><text:span text:style-name="T14">Tabla 1</text:span><text:span text:style-name="T5"> se puede observar las respuestas brindadas en lenguaje natural a cada pregunta, así como la</text:span><text:span text:style-name="T11">s</text:span><text:span text:style-name="T5"> referencia</text:span><text:span text:style-name="T11">s</text:span><text:span text:style-name="T5"> a los artículos </text:span><text:span text:style-name="T11">proporcionados como fuente</text:span><text:span text:style-name="T5">.</text:span></text:p>
        <text:p text:style-name="P48"><text:span text:style-name="T5">En la </text:span><text:span text:style-name="T14">Tabla 2</text:span><text:span text:style-name="T5"> podemos observar un rendimiento considerando solo la fuente más adecuada para la pregunta.</text:span></text:p>
        <text:p text:style-name="P26"><text:soft-page-break/><text:span text:style-name="T8">En la </text:span><text:span text:style-name="T15">Tabla </text:span><text:span text:style-name="T16">3</text:span><text:span text:style-name="T8"> se puede observar el resumen de evaluación.</text:span></text:p>
        <text:p text:style-name="P23"><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0" text:name="t5861187" text:formula="ooow:t5861187+1" style:num-format="1">1</text:sequence></text:span></text:span><text:span text:style-name="capLabel"><text:span text:style-name="T2">:</text:span></text:span><text:span text:style-name="T2"> </text:span><text:span text:style-name="T3">Resumen de evaluación </text:span><text:span text:style-name="T4">promedio de fuentes ofrecidas como referencia</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9">Pregunta</text:p>
              </table:table-cell>
              <table:table-cell table:style-name="Table2.A1" office:value-type="string">
                <text:p text:style-name="P29">Respuesta</text:p>
              </table:table-cell>
              <table:table-cell table:style-name="Table2.A1" office:value-type="string">
                <text:p text:style-name="P29">Fuentes</text:p>
              </table:table-cell>
              <table:table-cell table:style-name="Table2.D1" office:value-type="string">
                <text:p text:style-name="P32">Evaluación según relevancia <text:span text:style-name="T31">promedio </text:span>de fuentes</text:p>
              </table:table-cell>
            </table:table-row>
          </table:table-header-rows>
          <table:table-row table:style-name="Table2.1">
            <table:table-cell table:style-name="Table2.A2" office:value-type="string">
              <text:p text:style-name="P34">¿Qué leyes me hablan sobre forma de gobierno?</text:p>
            </table:table-cell>
            <table:table-cell table:style-name="Table2.A2" office:value-type="string">
              <text:p text:style-name="P36">Las leyes relevantes que hablan sobre la forma de gobierno en Paraguay son la Constitución Nacional, específicamente en los artículos 1, 12, 161 y 167. Estos artículos establecen que la República del Paraguay es un Estado social de derecho, unitario, indivisible y descentralizado, adoptando para su gobierno la democracia representativa, participativa y pluralista. Además, se menciona que el gobierno municipal estará a cargo de un intendente y una junta municipal, mientras que el gobierno departamental será ejercido por un gobernador y una junta departamental, todos electos por voto directo de los ciudadanos.</text:p>
            </table:table-cell>
            <table:table-cell table:style-name="Table2.A2" office:value-type="string">
              <text:p text:style-name="P36"><text:s/>- Ley 1 - Constitución Nacional - Artículo 12</text:p>
              <text:p text:style-name="P36"><text:s/>- Ley 1 - Constitución Nacional - Artículo 167</text:p>
              <text:p text:style-name="P36"><text:s/>- Ley 1 - Constitución Nacional - Artículo 161</text:p>
              <text:p text:style-name="P36"><text:s/>- Ley 1 - Constitución Nacional - Artículo 1</text:p>
            </table:table-cell>
            <table:table-cell table:style-name="Table2.D2" office:value-type="string">
              <text:p text:style-name="P36">67.5%</text:p>
            </table:table-cell>
          </table:table-row>
          <table:table-row table:style-name="Table2.1">
            <table:table-cell table:style-name="Table2.A2" office:value-type="string">
              <text:p text:style-name="P34">¿Qué leyes me hablan sobre niñez o infancia?</text:p>
            </table:table-cell>
            <table:table-cell table:style-name="Table2.A2" office:value-type="string">
              <text:p text:style-name="P36">Las leyes que hablan sobre niñez o infancia en Paraguay son la Ley 1680 - Código de la Niñez y la Adolescencia. Estas leyes establecen las formas de otorgar la tutela, la enajenación de los semovientes, el orden para el ejercicio de la tutela y el ejercicio de la tutela bajo la intervención y control del Juez de la Niñez y la Adolescencia.</text:p>
            </table:table-cell>
            <table:table-cell table:style-name="Table2.A2" office:value-type="string">
              <text:p text:style-name="P36"><text:s/>- Ley 1680 - Código de la Niñez y la Adolescencia - Artículo 113</text:p>
              <text:p text:style-name="P36"><text:s/>- Ley 1680 - Código de la Niñez y la Adolescencia - Artículo 86</text:p>
              <text:p text:style-name="P36"><text:s/>- Ley 1680 - Código de la Niñez y la Adolescencia - Artículo 121</text:p>
              <text:p text:style-name="P36"><text:s/>- Ley 1680 - Código de la Niñez y la Adolescencia - Artículo 112</text:p>
            </table:table-cell>
            <table:table-cell table:style-name="Table2.D2" office:value-type="string">
              <text:p text:style-name="P36">58.75%</text:p>
            </table:table-cell>
          </table:table-row>
          <table:table-row table:style-name="Table2.1">
            <table:table-cell table:style-name="Table2.A2" office:value-type="string">
              <text:p text:style-name="P34">¿Qué leyes me hablan sobre educación?</text:p>
            </table:table-cell>
            <table:table-cell table:style-name="Table2.A2" office:value-type="string">
              <text:p text:style-name="P36">Las leyes que hablan sobre educación en Paraguay son la Ley 1680 - Código de la Niñez y la Adolescencia y la Ley 4995 - Ley de Educación Superior. La Ley de la Niñez y la Adolescencia garantiza el derecho a la educación de los niños y adolescentes, incluyendo el acceso a escuelas públicas gratuitas cercanas a su residencia, el respeto a su dignidad y la atención especializada para aquellos con discapacidades. Por otro lado, la Ley de Educación Superior establece que la educación superior es un bien público y responsabilidad del Estado, reconociendo y garantizando el derecho a la educación superior como un derecho humano fundamental para todos los que estén en condiciones legales y académicas para cursarla.</text:p>
            </table:table-cell>
            <table:table-cell table:style-name="Table2.A2" office:value-type="string">
              <text:p text:style-name="P36"><text:s/>- Ley 1680 - Código de la Niñez y la Adolescencia - Artículo 21</text:p>
              <text:p text:style-name="P36"><text:s/>- Ley 4995 - Ley de Educación Superior - Artículo 2</text:p>
              <text:p text:style-name="P36"><text:s/>- Ley 4995 - Ley de Educación Superior - Artículo 4</text:p>
              <text:p text:style-name="P36"><text:s/>- Ley 1680 - Código de la Niñez y la Adolescencia - Artículo 22</text:p>
            </table:table-cell>
            <table:table-cell table:style-name="Table2.D2" office:value-type="string">
              <text:p text:style-name="P38">95%</text:p>
            </table:table-cell>
          </table:table-row>
          <table:table-row table:style-name="Table2.1">
            <table:table-cell table:style-name="Table2.A2" office:value-type="string">
              <text:p text:style-name="P34">¿Qué leyes me hablan sobre salud?</text:p>
            </table:table-cell>
            <table:table-cell table:style-name="Table2.A2" office:value-type="string">
              <text:p text:style-name="P36">Las leyes que hablan sobre salud en Paraguay son la Constitución Nacional y el Código del Trabajo. En la Constitución Nacional, el Artículo 92 establece que el trabajador tiene derecho a disfrutar de una remuneración que le asegure una existencia libre y digna, incluyendo el reconocimiento de un salario superior al básico por horas de trabajo insalubre o riesgoso. Por otro lado, en el Código del Trabajo, el Artículo 269 establece que se abonará la asignación familiar simultáneamente con el salario y en forma <text:soft-page-break/>íntegra, lo cual también está relacionado con la salud y bienestar de los trabajadores.</text:p>
            </table:table-cell>
            <table:table-cell table:style-name="Table2.A2" office:value-type="string">
              <text:p text:style-name="P36"><text:s/>- Ley 1 - Constitución Nacional - Artículo 92</text:p>
              <text:p text:style-name="P36"><text:s/>- Ley 213 - Código del Trabajo - Artículo 269</text:p>
              <text:p text:style-name="P36"><text:s/>- Ley 213 - Código del <text:soft-page-break/>Trabajo - Artículo 390</text:p>
              <text:p text:style-name="P36"><text:s/>- Ley 1680 - Código de la Niñez y la Adolescencia - Artículo 83</text:p>
            </table:table-cell>
            <table:table-cell table:style-name="Table2.D2" office:value-type="string">
              <text:p text:style-name="P38">50%</text:p>
            </table:table-cell>
          </table:table-row>
          <table:table-row table:style-name="Table2.1">
            <table:table-cell table:style-name="Table2.A2" office:value-type="string">
              <text:p text:style-name="P34">¿Qué leyes me hablan sobre la vida en las estrellas?</text:p>
            </table:table-cell>
            <table:table-cell table:style-name="Table2.A2" office:value-type="string">
              <text:p text:style-name="P36">No hay ninguna ley específica en Paraguay que hable sobre la vida en las estrellas. Sin embargo, la Constitución Nacional garantiza el derecho a la vida como inherente a la persona humana, protegiendo su integridad física y psíquica.</text:p>
            </table:table-cell>
            <table:table-cell table:style-name="Table2.A2" office:value-type="string">
              <text:p text:style-name="P36"><text:s/>- Ley 1 - Constitución Nacional - Artículo 48</text:p>
              <text:p text:style-name="P36"><text:s/>- Ley 213 - Código del Trabajo - Artículo 121</text:p>
              <text:p text:style-name="P36"><text:s/>- Ley 213 - Código del Trabajo - Artículo 158</text:p>
              <text:p text:style-name="P36"><text:s/>- Ley 1 - Constitución Nacional - Artículo 4</text:p>
            </table:table-cell>
            <table:table-cell table:style-name="Table2.D2" office:value-type="string">
              <text:p text:style-name="P38">1.25%</text:p>
            </table:table-cell>
          </table:table-row>
          <table:table-row table:style-name="Table2.1">
            <table:table-cell table:style-name="Table2.A2" office:value-type="string">
              <text:p text:style-name="P34">¿Qué disposiciones se encuentran en la de defensa del consumidor cuando se vende algo defectuoso?</text:p>
            </table:table-cell>
            <table:table-cell table:style-name="Table2.A2" office:value-type="string">
              <text:p text:style-name="P36">Cuando se vende algo defectuoso, el proveedor de bienes o servicios tiene la obligación de comunicar inmediatamente tal circunstancia a las autoridades competentes y a los consumidores. Si el producto adolece de un defecto grave o constituye un peligro considerable, la autoridad de aplicación de la ley obligará a los fabricantes o proveedores a retirarlo y reemplazarlo, modificarlo o substituirlo por otro producto. En caso de que no sea posible hacerlo en un plazo prudencial, deberán otorgar al consumidor una compensación adecuada. Además, está prohibida cualquier publicidad considerada engañosa, que pueda inducir a error al consumidor en relación a las características, calidad, precio, entre otros aspectos del producto o servicio.</text:p>
            </table:table-cell>
            <table:table-cell table:style-name="Table2.A2" office:value-type="string">
              <text:p text:style-name="P36"><text:s/>- Ley 1334 - DE DEFENSA DEL CONSUMIDOR Y DEL USUARIO - Artículo 41</text:p>
              <text:p text:style-name="P36"><text:s/>- Ley 1334 - DE DEFENSA DEL CONSUMIDOR Y DEL USUARIO - Artículo 8</text:p>
              <text:p text:style-name="P36"><text:s/>- Ley 1334 - DE DEFENSA DEL CONSUMIDOR Y DEL USUARIO - Artículo 34</text:p>
              <text:p text:style-name="P36"><text:s/>- Ley 1334 - DE DEFENSA DEL CONSUMIDOR Y DEL USUARIO - Artículo 35</text:p>
            </table:table-cell>
            <table:table-cell table:style-name="Table2.D2" office:value-type="string">
              <text:p text:style-name="P38">90%</text:p>
            </table:table-cell>
          </table:table-row>
          <table:table-row table:style-name="Table2.1">
            <table:table-cell table:style-name="Table2.A2" office:value-type="string">
              <text:p text:style-name="P34">¿El aborto está permitido?</text:p>
            </table:table-cell>
            <table:table-cell table:style-name="Table2.A2" office:value-type="string">
              <text:p text:style-name="P36">El aborto no está permitido en Paraguay, según la legislación vigente. El Código Penal establece penas de prisión para aquellos que causen dolosamente el aborto de una mujer sin su consentimiento, así como para las mujeres que causen su propio aborto. Sin embargo, se menciona una disminución de las penas en caso de que el aborto se realice para salvar el honor de la esposa, madre, hija o hermana. Además, se establece un aumento de las penas para el marido de la paciente y para aquellos profesionales de la salud que participen en el aborto.</text:p>
            </table:table-cell>
            <table:table-cell table:style-name="Table2.A2" office:value-type="string">
              <text:p text:style-name="P36"><text:s/>- Ley 1160 - Código Penal - Artículo 351</text:p>
              <text:p text:style-name="P36"><text:s/>- Ley 1160 - Código Penal - Artículo 349</text:p>
              <text:p text:style-name="P36"><text:s/>- Ley 1160 - Código Penal - Artículo 353</text:p>
              <text:p text:style-name="P36"><text:s/>- Ley 1160 - Código Penal - Artículo 352</text:p>
            </table:table-cell>
            <table:table-cell table:style-name="Table2.D2" office:value-type="string">
              <text:p text:style-name="P38">95%</text:p>
            </table:table-cell>
          </table:table-row>
          <table:table-row table:style-name="Table2.1">
            <table:table-cell table:style-name="Table2.A2" office:value-type="string">
              <text:p text:style-name="P34">¿Está permitido protestar en la vía pública?</text:p>
            </table:table-cell>
            <table:table-cell table:style-name="Table2.A2" office:value-type="string">
              <text:p text:style-name="P36">Sí, está permitido protestar en la vía pública en Paraguay, siempre y cuando sea de manera pacífica, sin armas y con fines lícitos. La ley solo puede reglamentar el ejercicio de este derecho en lugares de tránsito público, en horarios determinados, preservando los derechos de terceros y el orden público establecido en la ley.</text:p>
            </table:table-cell>
            <table:table-cell table:style-name="Table2.A2" office:value-type="string">
              <text:p text:style-name="P36"><text:s/>- Ley 1 - Constitución Nacional - Artículo 3</text:p>
              <text:p text:style-name="P36"><text:s/>- Ley 1 - Constitución Nacional - Artículo 32</text:p>
              <text:p text:style-name="P36"><text:s/>- Ley 1 - <text:soft-page-break/>Constitución Nacional - Artículo 101</text:p>
              <text:p text:style-name="P36"><text:s/>- Ley 1 - Constitución Nacional - Artículo 57</text:p>
            </table:table-cell>
            <table:table-cell table:style-name="Table2.D2" office:value-type="string">
              <text:p text:style-name="P38">47.5%</text:p>
            </table:table-cell>
          </table:table-row>
          <table:table-row table:style-name="Table2.1">
            <table:table-cell table:style-name="Table2.A2" office:value-type="string">
              <text:p text:style-name="P34">¿Puedo negarme a prestar servicio militar?</text:p>
            </table:table-cell>
            <table:table-cell table:style-name="Table2.A2" office:value-type="string">
              <text:p text:style-name="P36">¿Puedo negarme a prestar servicio militar?Según la legislación paraguaya, todo paraguayo tiene la obligación de prepararse y prestar su concurso para la defensa armada de la Patria, estableciéndose el servicio militar obligatorio. Sin embargo, la ley también establece que quienes declaren su objeción de conciencia podrán prestar servicio en beneficio de la población civil a través de centros asistenciales designados por ley y bajo jurisdicción civil. Por lo tanto, si deseas negarte a prestar servicio militar, puedes declarar tu objeción de conciencia y prestar servicio en beneficio de la población civil de acuerdo a lo establecido por la ley.</text:p>
            </table:table-cell>
            <table:table-cell table:style-name="Table2.A2" office:value-type="string">
              <text:p text:style-name="P36"><text:s/>- Ley 1 - Constitución Nacional - Artículo 129</text:p>
              <text:p text:style-name="P36"><text:s/>- Ley 1 - Constitución Nacional - Artículo 173</text:p>
              <text:p text:style-name="P36"><text:s/>- Ley 213 - Código del Trabajo - Artículo 30</text:p>
              <text:p text:style-name="P36"><text:s/>- Ley 4995 - Ley de Educación Superior - Artículo 15</text:p>
            </table:table-cell>
            <table:table-cell table:style-name="Table2.D2" office:value-type="string">
              <text:p text:style-name="P39">42.5%</text:p>
            </table:table-cell>
          </table:table-row>
          <table:table-row table:style-name="Table2.1">
            <table:table-cell table:style-name="Table2.A2" office:value-type="string">
              <text:p text:style-name="P34">¿Tengo derecho a atención médica gratuita?</text:p>
            </table:table-cell>
            <table:table-cell table:style-name="Table2.A2" office:value-type="string">
              <text:p text:style-name="P36">Según la legislación paraguaya, no se menciona específicamente el derecho a la atención médica gratuita en los artículos proporcionados. Sin embargo, la Constitución Nacional en su Artículo 100 establece el derecho a una vivienda digna, por lo que es posible que existan leyes o programas específicos que garanticen el acceso a la atención médica gratuita para los habitantes de la República, especialmente aquellos de escasos recursos. Se recomienda consultar la legislación vigente y los programas de salud pública para obtener información más detallada sobre este tema.</text:p>
            </table:table-cell>
            <table:table-cell table:style-name="Table2.A2" office:value-type="string">
              <text:p text:style-name="P36"><text:s/>- Ley 1 - Constitución Nacional - Artículo 12</text:p>
              <text:p text:style-name="P36"><text:s/>- Ley 1160 - Código Penal - Artículo 352</text:p>
              <text:p text:style-name="P36"><text:s/>- Ley 1160 - Código Penal - Artículo 73</text:p>
              <text:p text:style-name="P36"><text:s/>- Ley 1 - Constitución Nacional - Artículo 100</text:p>
            </table:table-cell>
            <table:table-cell table:style-name="Table2.D2" office:value-type="string">
              <text:p text:style-name="P39">7.5%</text:p>
            </table:table-cell>
          </table:table-row>
        </table:table>
        <text:p text:style-name="P24"><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1" text:name="t5861187" text:formula="ooow:t5861187+1" style:num-format="1">2</text:sequence></text:span></text:span><text:span text:style-name="capLabel"><text:span text:style-name="T2">:</text:span></text:span><text:span text:style-name="T2"> </text:span><text:span text:style-name="T3">Resumen de evaluación </text:span><text:span text:style-name="T4">promedio de fuentes ofrecidas como referencia</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1">Pregunta</text:p>
              </table:table-cell>
              <table:table-cell table:style-name="Table3.A1" office:value-type="string">
                <text:p text:style-name="P41">Fuente Más Relevante</text:p>
              </table:table-cell>
              <table:table-cell table:style-name="Table3.A1" office:value-type="string">
                <text:p text:style-name="P41">Precisión</text:p>
              </table:table-cell>
              <table:table-cell table:style-name="Table3.D1" office:value-type="string">
                <text:p text:style-name="P41">Cobertura</text:p>
              </table:table-cell>
            </table:table-row>
          </table:table-header-rows>
          <table:table-row table:style-name="Table3.1">
            <table:table-cell table:style-name="Table3.A2" office:value-type="string">
              <text:p text:style-name="P42">¿Qué leyes me hablan sobre forma de gobierno?</text:p>
            </table:table-cell>
            <table:table-cell table:style-name="Table3.A2" office:value-type="string">
              <text:p text:style-name="P42">Constitución Nacional – Art. 1</text:p>
            </table:table-cell>
            <table:table-cell table:style-name="Table3.A2" office:value-type="string">
              <text:p text:style-name="P42">100%</text:p>
            </table:table-cell>
            <table:table-cell table:style-name="Table3.D2" office:value-type="string">
              <text:p text:style-name="P42">Media</text:p>
            </table:table-cell>
          </table:table-row>
          <table:table-row table:style-name="Table3.1">
            <table:table-cell table:style-name="Table3.A2" office:value-type="string">
              <text:p text:style-name="P42">¿Qué leyes me hablan sobre niñez o infancia?</text:p>
            </table:table-cell>
            <table:table-cell table:style-name="Table3.A2" office:value-type="string">
              <text:p text:style-name="P42">Ley 1680 – Art. 121 (Juez de la Niñez)</text:p>
            </table:table-cell>
            <table:table-cell table:style-name="Table3.A2" office:value-type="string">
              <text:p text:style-name="P42">85%</text:p>
            </table:table-cell>
            <table:table-cell table:style-name="Table3.D2" office:value-type="string">
              <text:p text:style-name="P42">Baja</text:p>
            </table:table-cell>
          </table:table-row>
          <table:table-row table:style-name="Table3.1">
            <table:table-cell table:style-name="Table3.A2" office:value-type="string">
              <text:p text:style-name="P42">¿Qué leyes me hablan sobre educación?</text:p>
            </table:table-cell>
            <table:table-cell table:style-name="Table3.A2" office:value-type="string">
              <text:p text:style-name="P42">Ley 1680 – Art. 21 (Derecho a la educación)</text:p>
            </table:table-cell>
            <table:table-cell table:style-name="Table3.A2" office:value-type="string">
              <text:p text:style-name="P42">100%</text:p>
            </table:table-cell>
            <table:table-cell table:style-name="Table3.D2" office:value-type="string">
              <text:p text:style-name="P42">Alta</text:p>
            </table:table-cell>
          </table:table-row>
          <table:table-row table:style-name="Table3.1">
            <table:table-cell table:style-name="Table3.A2" office:value-type="string">
              <text:p text:style-name="P42">¿Qué leyes me hablan sobre salud?</text:p>
            </table:table-cell>
            <table:table-cell table:style-name="Table3.A2" office:value-type="string">
              <text:p text:style-name="P42">Ley 1680 – Art. 83 (Salud de niños)</text:p>
            </table:table-cell>
            <table:table-cell table:style-name="Table3.A2" office:value-type="string">
              <text:p text:style-name="P42">90%</text:p>
            </table:table-cell>
            <table:table-cell table:style-name="Table3.D2" office:value-type="string">
              <text:p text:style-name="P42">Media</text:p>
            </table:table-cell>
          </table:table-row>
          <table:table-row table:style-name="Table3.1">
            <table:table-cell table:style-name="Table3.A2" office:value-type="string">
              <text:p text:style-name="P42">¿Qué leyes me hablan sobre la vida en las estrellas?</text:p>
            </table:table-cell>
            <table:table-cell table:style-name="Table3.A2" office:value-type="string">
              <text:p text:style-name="P43">Constitución Nacional – Art. 4 (Derecho a la vida)</text:p>
            </table:table-cell>
            <table:table-cell table:style-name="Table3.A2" office:value-type="string">
              <text:p text:style-name="P42">5%</text:p>
            </table:table-cell>
            <table:table-cell table:style-name="Table3.D2" office:value-type="string">
              <text:p text:style-name="P42">Nula</text:p>
            </table:table-cell>
          </table:table-row>
          <table:table-row table:style-name="Table3.1">
            <table:table-cell table:style-name="Table3.A2" office:value-type="string">
              <text:p text:style-name="P42">¿Qué disposiciones sobre productos defectuosos?</text:p>
            </table:table-cell>
            <table:table-cell table:style-name="Table3.A2" office:value-type="string">
              <text:p text:style-name="P42">Ley 1334 – Art. 34 (Productos defectuosos)</text:p>
            </table:table-cell>
            <table:table-cell table:style-name="Table3.A2" office:value-type="string">
              <text:p text:style-name="P42">100%</text:p>
            </table:table-cell>
            <table:table-cell table:style-name="Table3.D2" office:value-type="string">
              <text:p text:style-name="P42">Alta</text:p>
            </table:table-cell>
          </table:table-row>
          <table:table-row table:style-name="Table3.1">
            <table:table-cell table:style-name="Table3.A2" office:value-type="string">
              <text:p text:style-name="P42">¿Está permitido protestar en la vía pública?</text:p>
            </table:table-cell>
            <table:table-cell table:style-name="Table3.A2" office:value-type="string">
              <text:p text:style-name="P43">Constitución Nacional – Art. 57 (Derecho a manifestarse)</text:p>
            </table:table-cell>
            <table:table-cell table:style-name="Table3.A2" office:value-type="string">
              <text:p text:style-name="P42">100%</text:p>
            </table:table-cell>
            <table:table-cell table:style-name="Table3.D2" office:value-type="string">
              <text:p text:style-name="P42">Alta</text:p>
            </table:table-cell>
          </table:table-row>
          <table:table-row table:style-name="Table3.1">
            <table:table-cell table:style-name="Table3.A2" office:value-type="string">
              <text:p text:style-name="P42">¿Puedo negarme a prestar servicio militar?</text:p>
            </table:table-cell>
            <table:table-cell table:style-name="Table3.A2" office:value-type="string">
              <text:p text:style-name="P43">Constitución Nacional – Art. 129 (Objeción de conciencia)</text:p>
            </table:table-cell>
            <table:table-cell table:style-name="Table3.A2" office:value-type="string">
              <text:p text:style-name="P42">100%</text:p>
            </table:table-cell>
            <table:table-cell table:style-name="Table3.D2" office:value-type="string">
              <text:p text:style-name="P42">Alta</text:p>
            </table:table-cell>
          </table:table-row>
          <table:table-row table:style-name="Table3.1">
            <table:table-cell table:style-name="Table3.A2" office:value-type="string">
              <text:p text:style-name="P42">¿Tengo derecho a atención médica gratuita?</text:p>
            </table:table-cell>
            <table:table-cell table:style-name="Table3.A2" office:value-type="string">
              <text:p text:style-name="P45">No hay legislación referente.</text:p>
            </table:table-cell>
            <table:table-cell table:style-name="Table3.A2" office:value-type="string">
              <text:p text:style-name="P44">0%</text:p>
            </table:table-cell>
            <table:table-cell table:style-name="Table3.D2" office:value-type="string">
              <text:p text:style-name="P44">Nula</text:p>
            </table:table-cell>
          </table:table-row>
        </table:table>
        <text:p text:style-name="P22"><text:soft-page-break/><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2" text:name="t5861187" text:formula="ooow:t5861187+1" style:num-format="1">3</text:sequence></text:span></text:span><text:span text:style-name="capLabel"><text:span text:style-name="T2">:</text:span></text:span><text:span text:style-name="T2"> </text:span><text:span text:style-name="T3">Resumen de evaluació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Métrica</text:p>
              </table:table-cell>
              <table:table-cell table:style-name="Table1.A1" office:value-type="string">
                <text:p text:style-name="P31">Rendimiento <text:span text:style-name="T31">promedio según conjunto de fuentes ofrecidas</text:span></text:p>
              </table:table-cell>
              <table:table-cell table:style-name="Table1.C1" office:value-type="string">
                <text:p text:style-name="P33">Rendimiento según fuente más relevante ofrecida</text:p>
              </table:table-cell>
            </table:table-row>
          </table:table-header-rows>
          <table:table-row table:style-name="Table1.1">
            <table:table-cell table:style-name="Table1.A2" office:value-type="string">
              <text:p text:style-name="P35">Precisión</text:p>
            </table:table-cell>
            <table:table-cell table:style-name="Table1.A2" office:value-type="string">
              <text:p text:style-name="P37">51.11%</text:p>
            </table:table-cell>
            <table:table-cell table:style-name="Table1.C2" office:value-type="string">
              <text:p text:style-name="P40">75.56%</text:p>
            </table:table-cell>
          </table:table-row>
          <table:table-row table:style-name="Table1.1">
            <table:table-cell table:style-name="Table1.A2" office:value-type="string">
              <text:p text:style-name="P35">Cobertura</text:p>
            </table:table-cell>
            <table:table-cell table:style-name="Table1.A2" office:value-type="string">
              <text:p text:style-name="P37">Media-Baja</text:p>
            </table:table-cell>
            <table:table-cell table:style-name="Table1.C2" office:value-type="string">
              <text:p text:style-name="P40">Media-Alta</text:p>
            </table:table-cell>
          </table:table-row>
          <table:table-row table:style-name="Table1.1">
            <table:table-cell table:style-name="Table1.A2" office:value-type="string">
              <text:p text:style-name="P35">Utilidad Percibida</text:p>
            </table:table-cell>
            <table:table-cell table:style-name="Table1.A2" office:value-type="string">
              <text:p text:style-name="P37">Media</text:p>
            </table:table-cell>
            <table:table-cell table:style-name="Table1.C2" office:value-type="string">
              <text:p text:style-name="P37">Media-Alta</text:p>
            </table:table-cell>
          </table:table-row>
        </table:table>
        <text:p text:style-name="P27"><text:span text:style-name="T32"/></text:p>
        <text:h text:style-name="P50" text:outline-level="1">5 Conclusiones y recomendaciones</text:h>
        <text:p text:style-name="P46">Bajo el enfoque que considera únicamente el artículo más relevante ofrecido por el sistema, se alcanzó un rendimiento del 75,56 % en términos de precisión. Este promedio se vio afectado negativamente por dos preguntas específicas: ¿Qué leyes me hablan sobre la vida en las estrellas? y ¿Tengo derecho a atención médica gratuita?. En ambos casos, el sistema intentó vincular proactivamente conceptos presentes en la pregunta con normativas existentes, lo que derivó en respuestas forzadas, ya que no existen artículos directamente aplicables en esos contextos. En cuanto a cobertura y utilidad percibida, este enfoque obtuvo una valoración cualitativa de “media-alta”.</text:p>
        <text:p text:style-name="P46">En contraste, bajo el criterio original presentado en la Tabla 1 —donde el sistema ofrece por defecto un conjunto de cuatro artículos por respuesta— el desempeño fue notablemente inferior al promediar la relevancia de todas las fuentes citadas. En varios casos se incluyeron artículos con escasa o nula relación semántica con la pregunta formulada, reflejando coincidencias circunstanciales más que fundamentos normativos sólidos.</text:p>
        <text:p text:style-name="P46">El sistema RAG desarrollado ofrece respuestas claras y razonables cuando las preguntas están alineadas con el contenido legal disponible, y gestiona adecuadamente los casos en los que no se encuentra información relevante. No obstante, presenta desafíos en la selección precisa de artículos y en el control de la relevancia cuando las preguntas son ambiguas o están fuera del dominio del corpus.</text:p>
        <text:p text:style-name="P46">Como mejora futura, se recomienda incorporar clasificadores temáticos entrenados con modelos de lenguaje basados en Transformers, como BERT en español, que permitan etiquetar automáticamente los artículos según su temática (por ejemplo, “adopción”, “despido”, “matrimonio”, etc.). Esto facilitaría la organización del corpus y aumentaría la precisión en la recuperación.</text:p>
        <text:p text:style-name="P46">Asimismo, se sugiere implementar estrategias de puntuación compuesta, combinando medidas de similitud semántica con coincidencias de palabras clave, establecer umbrales de confianza para evitar respuestas generadas a partir de artículos irrelevantes, así como incorporar una evaluación experta en las ramas legislativas pertinentes. Cabe señalar que esta evaluación se realizó bajo el criterio de mejor esfuerzo por parte de los autores del análisis, con ChatGPT actuando como asistente jurídico experto.</text:p>
        <text:p text:style-name="P46">Para investigaciones futuras, se recomienda incluir la participación de profesionales del derecho tanto en la formulación de preguntas como en la validación de las respuestas. Idealmente, esto debería contemplar ítems tomados de exámenes académicos o profesionales del área, lo que permitiría una evaluación más rigurosa y alineada con los estándares del campo jurídico.</text:p>
        <text:p text:style-name="P46">Estas mejoras contribuirían significativamente a fortalecer la precisión, la utilidad práctica y la confianza en las respuestas generadas por el sistema.</text:p>
        <text:p text:style-name="P19">Referencias</text:p>
        <text:list text:style-name="WW8Num1">
          <text:list-item>
            <text:p text:style-name="P59"><text:bookmark-start text:name="__RefNumPara__8567_338442994"/>Reimers, N., &amp; Gurevych, I. (2019). Sentence-BERT: Sentence Embeddings using Siamese BERT-Networks. arXiv:1908.10084.<text:bookmark-end text:name="__RefNumPara__8567_338442994"/></text:p>
          </text:list-item>
          <text:list-item>
            <text:p text:style-name="P59">Johnson, J., Douze, M., &amp; Jégou, H. (2019). Billion-scale similarity search with GPUs. IEEE Transactions on Big Data.</text:p>
          </text:list-item>
          <text:list-item>
            <text:p text:style-name="P59">Lewis, P., Perez, E., Piktus, A., Petroni, F., Karpukhin, V., Goyal, N., ... &amp; Riedel, S. (2020). Retrieval-Augmented Generation for Knowledge-Intensive NLP Tasks. Advances in Neural Information Processing Systems (NeurIPS 2020).</text:p>
          </text:list-item>
          <text:list-item>
            <text:p text:style-name="P60"><text:span text:style-name="T25">Oscar Ortíz. (2025). legislacionParaguaya [Código fuente]. GitHub. </text:span><text:a xlink:type="simple" xlink:href="https://github.com/oscarnortiz/legislacionParaguaya" text:style-name="Internet_20_link" text:visited-style-name="Visited_20_Internet_20_Link"><text:span text:style-name="T24">https://github.com/oscarnortiz/legislacionParaguaya</text:span></text:a></text:p>
          </text:list-item>
          <text:list-item>
            <text:p text:style-name="P61"><text:span text:style-name="T1">Biblioteca y Archivo Central del Congreso Nacional. (s.f.). Normativas legales de Paraguay. </text:span><text:a xlink:type="simple" xlink:href="https://www.bacn.gov.py/" text:style-name="Internet_20_link" text:visited-style-name="Visited_20_Internet_20_Link"><text:span text:style-name="T1">https://www.bacn.gov.py/</text:span></text:a><text:span text:style-name="T1"> <text:s/></text:span></text:p>
            <text:p text:style-name="P62"/>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Book Antiqua" fo:font-family="'Book Antiqua'" style:font-family-generic="roman" style:font-pitch="variable" fo:font-size="10pt" fo:language="es" fo:country="ES" style:font-size-asian="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variant="small-caps" style:font-name="Book Antiqua" fo:font-family="'Book Antiqua'" style:font-family-generic="roman" style:font-pitch="variable"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Book Antiqua" fo:font-family="'Book Antiqua'" style:font-family-generic="roman" style:font-pitch="variable" fo:language="es" fo:country="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Book Antiqua" fo:font-family="'Book Antiqua'" style:font-family-generic="roman" style:font-pitch="variable" fo:language="es" fo:country="ES" style:text-underline-style="solid" style:text-underline-width="auto" style:text-underline-color="font-color"/>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0835in" style:contextual-spacing="false" fo:text-align="justify" style:justify-single-word="false" fo:orphans="0" fo:widows="0">
        <style:tab-stops>
          <style:tab-stop style:position="2.8839in" style:type="center"/>
          <style:tab-stop style:position="5.7681in" style:type="right"/>
        </style:tab-stops>
      </style:paragraph-properties>
      <style:text-properties fo:font-size="10pt" fo:language="en" fo:country="US" style:font-size-asian="10pt" style:font-size-complex="10pt"/>
    </style:style>
    <style:style style:name="TITLE" style:family="paragraph" style:parent-style-name="Standard">
      <style:paragraph-properties fo:margin-top="0.0835in" fo:margin-bottom="0.0835in" style:contextual-spacing="false" style:line-height-at-least="0.25in" fo:text-align="center" style:justify-single-word="false" fo:orphans="0" fo:widows="0"/>
      <style:text-properties fo:font-size="18pt" fo:language="en" fo:country="US" fo:font-weight="bold" style:font-size-asian="18pt" style:font-weight-asian="bold" style:font-size-complex="10pt"/>
    </style:style>
    <style:style style:name="Paragraphs" style:family="paragraph" style:parent-style-name="Standard">
      <style:paragraph-properties fo:margin-top="0in" fo:margin-bottom="0.0835in" style:contextual-spacing="false" fo:text-align="justify" style:justify-single-word="false" fo:orphans="0" fo:widows="0"/>
      <style:text-properties fo:font-size="10pt" fo:language="en" fo:country="US" style:font-size-asian="10pt" style:font-size-complex="10pt"/>
    </style:style>
    <style:style style:name="references" style:family="paragraph" style:parent-style-name="Paragraphs">
      <style:paragraph-properties fo:margin-left="0.2in" fo:margin-right="0in" fo:text-indent="-0.2in" style:auto-text-indent="false"/>
    </style:style>
    <style:style style:name="bullet" style:family="paragraph" style:parent-style-name="Paragraphs" style:list-style-name="WW8Num3">
      <style:paragraph-properties fo:margin-top="0in" fo:margin-bottom="0.0417in" style:contextual-spacing="false"/>
    </style:style>
    <style:style style:name="Author_20_Name" style:display-name="Author Name" style:family="paragraph" style:parent-style-name="Standard">
      <style:paragraph-properties fo:orphans="0" fo:widows="0">
        <style:tab-stops>
          <style:tab-stop style:position="3.5in" style:type="center"/>
        </style:tab-stops>
      </style:paragraph-properties>
      <style:text-properties fo:language="en" fo:country="US" fo:font-style="italic" style:font-style-asian="italic" style:font-size-complex="10pt"/>
    </style:style>
    <style:style style:name="Heading_20_0" style:display-name="Heading 0" style:family="paragraph" style:parent-style-name="Standard" style:next-style-name="Standard">
      <style:paragraph-properties fo:margin-left="0in" fo:margin-right="0.0075in" fo:margin-top="0.1665in" fo:margin-bottom="0.0835in" style:contextual-spacing="false" fo:keep-together="always" fo:orphans="0" fo:widows="0" fo:text-indent="0in" style:auto-text-indent="false" fo:keep-with-next="always"/>
      <style:text-properties fo:font-size="10pt" fo:language="en" fo:country="US" fo:font-weight="bold" style:font-size-asian="10pt" style:font-weight-asian="bold" style:font-size-complex="10pt"/>
    </style:style>
    <style:style style:name="Title" style:family="paragraph" style:parent-style-name="Standard" style:next-style-name="Subtitle"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Subtitle" style:family="paragraph" style:parent-style-name="Standard" style:next-style-name="Text_20_body"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Epígrafe" style:family="paragraph" style:parent-style-name="Standard" style:next-style-name="Standard">
      <style:paragraph-properties fo:line-height="0.1528in" fo:keep-with-next="always"/>
      <style:text-properties fo:font-size="9pt" fo:language="en" fo:country="US" style:font-size-asian="9pt" style:font-size-complex="10pt"/>
    </style:style>
    <style:style style:name="Table" style:family="paragraph" style:parent-style-name="Standard" style:class="extra">
      <style:paragraph-properties fo:line-height="0.1528in"/>
      <style:text-properties fo:font-size="9pt" fo:language="en" fo:country="US" style:font-size-asian="9pt"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mment" style:family="paragraph" style:parent-style-name="Standard" style:class="extra">
      <style:text-properties fo:font-size="10pt" style:font-size-asian="10pt" style:font-size-complex="10pt"/>
    </style:style>
    <style:style style:name="WW8Num2z1"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capLabel" style:family="text" style:parent-style-name="Fuente_20_de_20_párrafo_20_predeter.">
      <style:text-properties style:text-position="0% 100%" fo:font-weight="bold" style:font-weight-asian="bold"/>
    </style:style>
    <style:style style:name="Encabezado_20_Car" style:display-name="Encabezado Car"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3228in" fo:text-indent="-0.0516in" fo:margin-left="0.322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prefix="["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0"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0"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0"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language="en" fo:country="US" style:font-size-asian="10pt"/>
    </style:style>
    <style:style style:name="MP2" style:family="paragraph" style:parent-style-name="Standard">
      <style:paragraph-properties>
        <style:tab-stops>
          <style:tab-stop style:position="3.5in" style:type="center"/>
          <style:tab-stop style:position="7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Standard">
      <style:paragraph-properties fo:margin-left="0in" fo:margin-right="0in" fo:text-indent="0.5in" style:auto-text-indent="false"/>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1898in" fo:margin-left="0in" fo:margin-right="0in" fo:margin-top="0.1508in" style:dynamic-spacing="true"/>
      </style:footer-style>
    </style:page-layout>
    <style:page-layout style:name="Mpm2">
      <style:page-layout-properties fo:page-width="8.2681in" fo:page-height="11.6929in" style:num-format="1" style:print-orientation="portrait" fo:margin-top="0.7874in" fo:margin-bottom="0.9839in" fo:margin-left="0.9839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98in" fo:margin-left="0in" fo:margin-right="0in" fo:margin-bottom="0.2591in" style:dynamic-spacing="true"/>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7902in" fo:margin-bottom="0.9799in" fo:margin-left="0.9799in" fo:margin-right="0.7902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1898in" fo:margin-left="0in" fo:margin-right="0in" fo:margin-top="0.1508in" style:dynamic-spacing="true"/>
      </style:footer-style>
    </style:page-layout>
    <style:page-layout style:name="Mpm5">
      <style:page-layout-properties fo:page-width="8.5in" fo:page-height="11in" style:num-format="1" style:print-orientation="portrait" fo:margin-top="0.9839in" fo:margin-bottom="0.9839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draw:frame draw:style-name="Mfr1" draw:name="Marco3" text:anchor-type="paragraph" svg:y="0.0008in" draw:z-index="4"><draw:text-box fo:min-height="0.1457in" fo:min-width="0.0161in"><text:p text:style-name="Footer"><text:span text:style-name="Page_20_Number"><text:page-number text:select-page="current">6</text:page-number></text:span></text:p></draw:text-box></draw:frame></text:p>
      </style:footer>
    </style:master-page>
    <style:master-page style:name="First_20_Page" style:display-name="First Page" style:page-layout-name="Mpm2" draw:style-name="Mdp1" style:next-style-name="Standard">
      <style:header>
        <text:p text:style-name="MP1"/>
      </style:header>
      <style:footer>
        <text:p text:style-name="MP3"><text:page-number text:select-page="current">1</text:page-number></text:p>
      </style:footer>
    </style:master-page>
    <style:master-page style:name="Convertir_20_1" style:display-name="Convertir 1" style:page-layout-name="Mpm3" draw:style-name="Mdp1">
      <style:header>
        <text:p text:style-name="Header"/>
      </style:header>
      <style:footer>
        <text:p text:style-name="Footer"/>
      </style:footer>
    </style:master-page>
    <style:master-page style:name="Convertir_20_2" style:display-name="Convertir 2" style:page-layout-name="Mpm3" draw:style-name="Mdp1" style:next-style-name="Conversión_20_siguiente_20_2">
      <style:header>
        <text:p text:style-name="Header"/>
      </style:header>
      <style:footer>
        <text:p text:style-name="Footer"/>
      </style:footer>
    </style:master-page>
    <style:master-page style:name="Conversión_20_siguiente_20_2" style:display-name="Conversión siguiente 2" style:page-layout-name="Mpm4" draw:style-name="Mdp1">
      <style:footer>
        <text:p text:style-name="MP4"><draw:frame draw:style-name="Mfr1" draw:name="Marco2" text:anchor-type="paragraph" svg:y="0.0008in" draw:z-index="0"><draw:text-box fo:min-height="0.1457in" fo:min-width="0.0161in"><text:p text:style-name="Footer"><text:span text:style-name="Page_20_Number"><text:page-number text:select-page="current">0</text:page-number></text:span></text:p></draw:text-box></draw:frame></text:p>
      </style:footer>
    </style:master-page>
    <style:master-page style:name="Convertir_20_3" style:display-name="Convertir 3" style:page-layout-name="Mpm5" draw:style-name="Mdp1">
      <style:header>
        <text:p text:style-name="Header"/>
      </style:header>
      <style:footer>
        <text:p text:style-name="Footer"/>
      </style:footer>
    </style:master-page>
    <style:master-page style:name="HTML"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LEIej Author instructions</dc:title>
    <meta:initial-creator>USACH</meta:initial-creator>
    <meta:creation-date>2009-02-17T13:31:00</meta:creation-date>
    <dc:date>2025-05-06T19:49:43.858423352</dc:date>
    <meta:print-date>2011-01-27T11:27:00.01</meta:print-date>
    <meta:editing-cycles>53</meta:editing-cycles>
    <meta:editing-duration>PT19H4M44S</meta:editing-duration>
    <meta:generator>LibreOffice/24.2.7.2$Linux_X86_64 LibreOffice_project/420$Build-2</meta:generator>
    <meta:document-statistic meta:table-count="3" meta:image-count="0" meta:object-count="0" meta:page-count="6" meta:paragraph-count="199" meta:word-count="3044" meta:character-count="19337" meta:non-whitespace-character-count="16466"/>
  </office:meta>
</office:document-meta>
</file>